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A600003B6FF675DFFC.svm"/>
  <manifest:file-entry manifest:media-type="" manifest:full-path="Pictures/20000007000057A600003B6FA8427C4B.svm"/>
  <manifest:file-entry manifest:media-type="" manifest:full-path="Pictures/20000007000057C000003B5495A5E712.svm"/>
  <manifest:file-entry manifest:media-type="" manifest:full-path="Pictures/200000070000578B00003B54944CAB09.svm"/>
  <manifest:file-entry manifest:media-type="" manifest:full-path="Pictures/20000007000057A600003B6F84857E25.svm"/>
  <manifest:file-entry manifest:media-type="" manifest:full-path="Pictures/20000007000057A600003B547810645D.svm"/>
  <manifest:file-entry manifest:media-type="" manifest:full-path="Pictures/200000070000578B00003B6FEDEC73CC.svm"/>
  <manifest:file-entry manifest:media-type="" manifest:full-path="Pictures/20000007000057A600003F42D92BD984.svm"/>
  <manifest:file-entry manifest:media-type="" manifest:full-path="Pictures/200000070000578B00003F5C05125814.svm"/>
  <manifest:file-entry manifest:media-type="" manifest:full-path="Pictures/20000007000057A600003B54A4BE7BF5.svm"/>
  <manifest:file-entry manifest:media-type="" manifest:full-path="Pictures/20000007000057A600003B6FB3E7A7CA.svm"/>
  <manifest:file-entry manifest:media-type="" manifest:full-path="Pictures/20000007000057A600003F5C2A2F599C.svm"/>
  <manifest:file-entry manifest:media-type="" manifest:full-path="Pictures/20000007000057A600003B54034FBF22.svm"/>
  <manifest:file-entry manifest:media-type="" manifest:full-path="Pictures/200000070000575600003B3AF84EFF87.svm"/>
  <manifest:file-entry manifest:media-type="" manifest:full-path="Pictures/200000070000578B00003B54F83AFBCE.svm"/>
  <manifest:file-entry manifest:media-type="" manifest:full-path="Pictures/200000070000577100003B3AD5BFDC5D.svm"/>
  <manifest:file-entry manifest:media-type="" manifest:full-path="Pictures/200000070000577100003B540C809175.svm"/>
  <manifest:file-entry manifest:media-type="" manifest:full-path="Pictures/20000007000057A600003B54E4E8E232.svm"/>
  <manifest:file-entry manifest:media-type="" manifest:full-path="Pictures/20000007000057A600003B54CCE64098.svm"/>
  <manifest:file-entry manifest:media-type="" manifest:full-path="Pictures/20000007000057A600003B6FC99150E3.svm"/>
  <manifest:file-entry manifest:media-type="" manifest:full-path="Pictures/200000070000578B00003B5429087ABC.svm"/>
  <manifest:file-entry manifest:media-type="" manifest:full-path="Pictures/200000070000578B00003B3A0D28A0DB.svm"/>
  <manifest:file-entry manifest:media-type="" manifest:full-path="Pictures/200000070000577100003F27C72C8B8E.svm"/>
  <manifest:file-entry manifest:media-type="" manifest:full-path="Pictures/20000007000057A600003B54AC741398.svm"/>
  <manifest:file-entry manifest:media-type="" manifest:full-path="Pictures/20000007000057A600003B6F52B67BA0.svm"/>
  <manifest:file-entry manifest:media-type="" manifest:full-path="Pictures/20000007000057A600003B5495281DDD.svm"/>
  <manifest:file-entry manifest:media-type="" manifest:full-path="Pictures/200000070000577100003B3ABF1F67E0.svm"/>
  <manifest:file-entry manifest:media-type="" manifest:full-path="Pictures/20000007000057A600003B6F1CF03D54.svm"/>
  <manifest:file-entry manifest:media-type="" manifest:full-path="Pictures/20000007000057A600003B6FA5D68AF3.svm"/>
  <manifest:file-entry manifest:media-type="" manifest:full-path="Pictures/20000007000057A600003F4278A5572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cm" table:align="margins"/>
    </style:style>
    <style:style style:name="Tabla1.A" style:family="table-column">
      <style:table-column-properties style:column-width="7.5cm" style:rel-column-width="32767*"/>
    </style:style>
    <style:style style:name="Tabla1.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 fo:background-color="#cfe7f5" fo:padding="0.097cm" fo:border="0.002cm solid #000000">
        <style:background-image/>
      </style:table-cell-properties>
    </style:style>
    <style:style style:name="Tabla1.A2" style:family="table-cell">
      <style:table-cell-properties style:vertical-align="" fo:padding="0.097cm" fo:border-left="0.002cm solid #000000" fo:border-right="none" fo:border-top="none" fo:border-bottom="0.002cm solid #000000"/>
    </style:style>
    <style:style style:name="Tabla1.B2" style:family="table-cell">
      <style:table-cell-properties style:vertical-align=""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3"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4" style:family="paragraph" style:parent-style-name="Standard">
      <style:paragraph-properties fo:line-height="150%" fo:break-before="page" style:shadow="none">
        <style:tab-stops/>
      </style:paragraph-properties>
      <style:text-properties style:font-name="Arial" fo:font-size="12pt" style:font-size-asian="12pt" style:font-size-complex="12pt"/>
    </style:style>
    <style:style style:name="P5" style:family="paragraph" style:parent-style-name="Standard">
      <style:paragraph-properties fo:line-height="150%" fo:break-before="page" style:shadow="none">
        <style:tab-stops/>
      </style:paragraph-properties>
      <style:text-properties style:font-name="Arial" fo:font-size="14pt" style:font-size-asian="14pt" style:font-size-complex="14pt"/>
    </style:style>
    <style:style style:name="P6" style:family="paragraph" style:parent-style-name="Table_20_Contents">
      <style:paragraph-properties fo:text-align="center" style:justify-single-word="false"/>
      <style:text-properties style:font-name="Arial" fo:font-size="14pt" style:font-size-asian="14pt" style:font-size-complex="14pt"/>
    </style:style>
    <style:style style:name="P7" style:family="paragraph" style:parent-style-name="Table_20_Contents">
      <style:paragraph-properties fo:text-align="center" style:justify-single-word="false"/>
      <style:text-properties style:font-name="Arial" fo:font-size="12pt" style:font-size-asian="12pt" style:font-size-complex="12pt"/>
    </style:style>
    <style:style style:name="P8"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9"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10" style:family="paragraph" style:parent-style-name="Standard" style:list-style-name="L4">
      <style:paragraph-properties fo:line-height="150%" style:shadow="none">
        <style:tab-stops/>
      </style:paragraph-properties>
      <style:text-properties style:font-name="Arial" fo:font-size="12pt" style:font-size-asian="12pt" style:font-size-complex="12pt"/>
    </style:style>
    <style:style style:name="P11" style:family="paragraph" style:parent-style-name="Standard">
      <style:paragraph-properties fo:line-height="150%" fo:text-align="start"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12" style:family="paragraph">
      <style:paragraph-properties fo:break-before="page"/>
    </style:style>
    <style:style style:name="P13" style:family="paragraph" style:parent-style-name="Standard">
      <style:paragraph-properties fo:line-height="150%" fo:break-before="page" style:shadow="none">
        <style:tab-stops/>
      </style:paragraph-properties>
      <style:text-properties style:font-name="Arial" fo:font-size="14pt" style:font-size-asian="14pt" style:font-size-complex="14pt"/>
    </style:style>
    <style:style style:name="P14" style:family="paragraph" style:parent-style-name="Standard">
      <style:paragraph-properties fo:line-height="150%" fo:break-before="page" style:shadow="none">
        <style:tab-stops/>
      </style:paragraph-properties>
      <style:text-properties style:font-name="Arial" fo:font-size="12pt" style:font-size-asian="12pt" style:font-size-complex="12pt"/>
    </style:style>
    <style:style style:name="T1" style:family="text">
      <style:text-properties style:font-name="Arial" fo:font-size="14pt" style:font-size-asian="14pt" style:font-size-complex="14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Indice</text:p>
      <text:list xml:id="list4147760270661580568" text:style-name="L4">
        <text:list-item>
          <text:p text:style-name="P10"><text:line-break/>1.1 Introduccion..................................................................................... <text:s/>2<text:line-break/>1.2 Desarrollo del proyecto.................................................................... <text:s/>4</text:p>
        </text:list-item>
        <text:list-item>
          <text:p text:style-name="P10">Panallas del sistema.............................................................................. <text:s/>6<text:line-break/>2.1 Inicio del sistema............................................................................. <text:s/>6<text:line-break/>2.2 Tambo.............................................................................................. <text:s/>8<text:line-break/><text:tab/>2.2.1 Ingresar............................................................................... 8<text:line-break/><text:tab/>2.2.2 Modificar.............................................................................. 9<text:line-break/><text:tab/>2.2.3 Consultar.............................................................................10<text:line-break/>2.3 Personal............................................................................................11<text:line-break/><text:tab/>2.3.1 Ingresar...............................................................................11<text:line-break/><text:tab/>2.3.2 Modificar..............................................................................12<text:line-break/><text:tab/>2.3.3 Consultar.............................................................................13<text:line-break/>2.4 Ingresar.............................................................................................14<text:line-break/>2.5 Eliminar.............................................................................................16<text:line-break/>2.6 Consultar...........................................................................................17<text:line-break/>2.7 Enlistar..............................................................................................18<text:line-break/>2.8 Modificar............................................................................................19<text:line-break/>2.9 Errores..............................................................................................20</text:p>
        </text:list-item>
        <text:list-item>
          <text:p text:style-name="P10">Anexo......................................................................................................21<text:line-break/>3.1 Asignacion de abreviaciones.............................................................21</text:p>
          <text:p text:style-name="P10"/>
        </text:list-item>
      </text:list>
      <text:p text:style-name="P5">1. </text:p>
      <text:p text:style-name="P3"><text:tab/>1.1<text:tab/><text:tab/><text:tab/>Introducción</text:p>
      <text:p text:style-name="P11">El grupo de proyecto integrado por Camila Galván, Giuliana Esquibel, Sebastián Estévez e Ian Cerpa de la clase 3ºBB del turno matutino del Instituto Tecnológico de Informática (ITI), se le ha solicitado un proyecto de S.I.G.A.T. <text:s/>que busca confeccionar un sistema informático que contribuya el facilitar la gestión y administración del control de la producción láctea.</text:p>
      <text:p text:style-name="P11">La empresa I.S.U. (Insumos y Soporte al Usuario) esta conformada por las personas previamente mencionadas y sera la encargada de poner en marcha dicho proyecto.</text:p>
      <text:p text:style-name="P11">Como anteriormente mencionado el proyecto S.I.G.A.T.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11">El programa abarca datos del animal como el numero de caravana, el sexo (macho, hembra), la división (anestro, toro, novillo, vaca, vaquillona), la fecha de nacimiento, en el caso de que sea vaca se controlara si está lactando, seca, servicio, preñada y la cantidad de leche que produce, el recuento bacteriano y recuento de células somáticas, y de urea. En caso de que este tomando antibiótico influyente en la producción de la leche también se tomara en cuenta en el programa, al igual que del tambo se guardan datos como la serie que lo identifica, la cantidad de ordeñes, la cantidad de hectáreas, la cantidad de ganado, la cantidad de vacas en ordeñe, el indice de preñez, la producción anual y diaria.</text:p>
      <text:p text:style-name="P11">Dependiendo el usuario, el sistema le permite ver ciertas cosas, a continuación se detallaran estos en un orden de jerarquía:</text:p>
      <text:p text:style-name="P11"><text:soft-page-break/>Auxiliar: este tipo de usuario solo tiene permiso de ingreso y consulta de información.</text:p>
      <text:p text:style-name="P11">Administrados del establecimiento: este puede acceder a los datos de su establecimiento pudiendo así consultar indicadores y datos de los animales teniendo la posibilidad de ingresar información.</text:p>
      <text:p text:style-name="P11">Gerente administrador: este cuenta con la opción de gestionar o administrar varios establecimientos. Posee la alternativa, si lo desea, de consultar productividad de establecimiento, la totalidad de los animales discriminados de todos los establecimientos y de cada uno por separado si así él lo desea. También accede a indicadores generales de todos lo establecimientos, cálculos de costos totales y por establecimiento. </text:p>
      <text:p text:style-name="P11">Hay otro usuario denominado Administrador del sistema este es el que se encarga de todo lo relacionado con dicho sistema: Actualizar software; acceso a la base de datos; monitoreo de redes; alta, baja, modificación y consulta de usuarios, entre otros.</text:p>
      <text:p text:style-name="P11"/>
      <text:p text:style-name="P2"/>
      <text:p text:style-name="P4"/>
      <text:p text:style-name="P3">1.2<text:tab/><text:tab/>Desarrollo del proyecto:</text:p>
      <text:p text:style-name="P2"/>
      <text:p text:style-name="P2">Se desarrolló, en esta entrega, las ventanas y opciones que tendrá el sistema. Como el ingreso de un animal vacuno, la modificación del mismo, enlistar animales que tengan una propiedad en común y consultar la existencia de un animal en la base de datos que se conectará en la siguiente entrega. Si el animal vacuno es hembra se llevará un control de la producción de leche y las propiedades de la misma. Se tendrá control de datos del tambo, como tipo de ordeñe, hectareas, total de ganado, explotaciones, cantidad de ordeñes, horas de inicio y fin e las mismas, también se controlará su producción anual, diaria y total, procentaje de preñez, paricion y reposición, cantidad de vacas, toros, ganado en total. También se tendrá en cuenta datos básicos del personal, como la cedula de identidad, la fecha de nacimiento, el sexo y sus permisos, para poder controlar a que funciones accederá.</text:p>
      <text:p text:style-name="P2"/>
      <text:p text:style-name="P2">El programa consta de una ventana principal, y nueve sub-ventanas, que simulan once sub-ventanas, ya que para la modicicacion e ingreso de tambo se usa la misma ventana, y para la consulta, modificacion e ingreso de personal se usa otra unica ventana, las opciones de enlistar llevan a la misma ventana.</text:p>
      <text:p text:style-name="P2">En la ventana principal se tiene predeterminado el idioma español el cual se puede cambiar, y acceder al sistema en el idioma que se desee (español, ingles o portuges), se verificará el usuario al conectarse a la base de datos, y así luego se separaran las sub-ventanas que puedan verse de acuerdo a su posición o cargo establecido (permisos), atualmente entra de modo administrador para habilitar todas lsa sub-ventanas, cuando la conexión a la base de datos esté establecida se verificaran los datos y permisos. </text:p>
      <text:p text:style-name="P2">El ingreso no se puede efectuar sin primero haber verificado que el numero del <text:soft-page-break/>vacuno no se repita (cuando esté la conexión a la base de datos), luego de verificar el numero del vacuno se podrá ingresar sin ningun problema. La eliminación y la consulta exigen un numero de un vacuno antes de acceder a sus futuras funciones, actualmente se muestran los datos básicos que podrían devolver las funciones en caso de que exista el numero del vacuno (la información que devolvería en caso de ser toro, novillo o macho anestro).</text:p>
      <text:p text:style-name="P2">La modificación necesita de un numero vacuno para efectuar la busqueda, mostrará los datos encontrados y al efectuar la modificación de los mismos guardará la nueva información.</text:p>
      <text:p text:style-name="P2">Para enlistar se debera seleccionar en el menú de la ventana principal porque caracteristica se querrá buscar y abrirá una ventana con la información requerida.</text:p>
      <text:p text:style-name="P2">En todas las sub-ventanas se chuequea que en los campos de datos numerales, no se acepten caracteres, actualmente si se ingresan los datos en el formato correcto se abre una ventana de error que informa que falta la conexió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p>
      <text:p text:style-name="P2">La opción cerrar sesió,cierra la misma, lo que permite iniciar de nuevo sesión con otros datos, mientras que la opción salir cierra todo el programa</text:p>
      <text:p text:style-name="P5"><text:tab/>2 <text:tab/>Pantallas del sistema<text:line-break/><text:tab/><text:tab/>2.1<text:tab/>Inicio del sistema</text:p>
      <text:p text:style-name="P2"><draw:frame draw:style-name="fr1" draw:name="gráficos1" text:anchor-type="paragraph" svg:x="0.707cm" svg:y="-0.159cm" svg:width="13.157cm" svg:height="9.495cm" draw:z-index="0"><draw:image xlink:href="Pictures/20000007000057A600003F4278A55729.svm" xlink:type="simple" xlink:show="embed" xlink:actuate="onLoad"/></draw:frame><draw:frame draw:style-name="fr1" draw:name="gráficos2" text:anchor-type="paragraph" svg:x="0.706cm" svg:y="9.456cm" svg:width="13.159cm" svg:height="9.497cm" draw:z-index="1"><draw:image xlink:href="Pictures/20000007000057A600003F42D92BD984.svm" xlink:type="simple" xlink:show="embed" xlink:actuate="onLoad"/></draw:frame></text:p>
      <text:p text:style-name="P4"><draw:frame draw:style-name="fr1" draw:name="gráficos4" text:anchor-type="paragraph" svg:x="0.697cm" svg:y="10.458cm" svg:width="13.774cm" svg:height="9.957cm" draw:z-index="3"><draw:image xlink:href="Pictures/20000007000057A600003F5C2A2F599C.svm" xlink:type="simple" xlink:show="embed" xlink:actuate="onLoad"/></draw:frame><draw:frame draw:style-name="fr1" draw:name="gráficos3" text:anchor-type="paragraph" svg:x="0.63cm" svg:y="0.215cm" svg:width="13.742cm" svg:height="9.924cm" draw:z-index="2"><draw:image xlink:href="Pictures/200000070000577100003F27C72C8B8E.svm" xlink:type="simple" xlink:show="embed" xlink:actuate="onLoad"/></draw:frame></text:p>
      <text:p text:style-name="P5"><text:tab/>2.2 <text:tab/>Tambo</text:p>
      <text:p text:style-name="P3"><text:tab/><text:tab/><text:tab/>2.2.1 <text:s/><text:tab/>Ingresar</text:p>
      <text:p text:style-name="P3"><draw:frame draw:style-name="fr2" draw:name="gráficos5" text:anchor-type="paragraph" svg:x="0.519cm" svg:y="0.065cm" svg:width="13.682cm" svg:height="9.248cm" draw:z-index="4"><draw:image xlink:href="Pictures/20000007000057A600003B6F52B67BA0.svm" xlink:type="simple" xlink:show="embed" xlink:actuate="onLoad"/></draw:frame><draw:frame draw:style-name="fr2" draw:name="gráficos6" text:anchor-type="paragraph" svg:x="0.413cm" svg:y="9.53cm" svg:width="13.787cm" svg:height="9.359cm" draw:z-index="28"><draw:image xlink:href="Pictures/200000070000578B00003B6FEDEC73CC.svm" xlink:type="simple" xlink:show="embed" xlink:actuate="onLoad"/></draw:frame></text:p>
      <text:p text:style-name="P3"><text:soft-page-break/><text:tab/><text:tab/>2.2.2 <text:s text:c="2"/><text:tab/>Modificacion</text:p>
      <text:p text:style-name="P3"><draw:frame draw:style-name="fr2" draw:name="gráficos8" text:anchor-type="paragraph" svg:x="0.36cm" svg:y="9.633cm" svg:width="14.31cm" svg:height="9.703cm" draw:z-index="6"><draw:image xlink:href="Pictures/20000007000057A600003B6FA5D68AF3.svm" xlink:type="simple" xlink:show="embed" xlink:actuate="onLoad"/></draw:frame><draw:frame draw:style-name="fr2" draw:name="gráficos7" text:anchor-type="paragraph" svg:x="0.328cm" svg:y="-0.24cm" svg:width="14.344cm" svg:height="9.726cm" draw:z-index="5"><draw:image xlink:href="Pictures/20000007000057A600003B6F1CF03D54.svm" xlink:type="simple" xlink:show="embed" xlink:actuate="onLoad"/></draw:frame></text:p>
      <text:p text:style-name="P3"><text:soft-page-break/><text:tab/><text:tab/>2.2.3<text:tab/><text:tab/> Consultar</text:p>
      <text:p text:style-name="P3"><draw:frame draw:style-name="fr2" draw:name="gráficos9" text:anchor-type="paragraph" svg:x="0.215cm" svg:y="-0.122cm" svg:width="14.328cm" svg:height="9.716cm" draw:z-index="7"><draw:image xlink:href="Pictures/20000007000057A600003B6FB3E7A7CA.svm" xlink:type="simple" xlink:show="embed" xlink:actuate="onLoad"/></draw:frame><draw:frame draw:style-name="fr2" draw:name="gráficos10" text:anchor-type="paragraph" svg:x="0.215cm" svg:y="9.929cm" svg:width="14.344cm" svg:height="9.716cm" draw:z-index="8"><draw:image xlink:href="Pictures/200000070000577100003B3AD5BFDC5D.svm" xlink:type="simple" xlink:show="embed" xlink:actuate="onLoad"/></draw:frame></text:p>
      <text:p text:style-name="P3"/>
      <text:p text:style-name="P5"><text:tab/>2.3<text:tab/> Personal</text:p>
      <text:p text:style-name="P3"><text:tab/><text:tab/>2.3.1 <text:tab/><text:tab/>Ingresar </text:p>
      <text:p text:style-name="P3"><draw:frame draw:style-name="fr2" draw:name="gráficos12" text:anchor-type="paragraph" svg:x="0.333cm" svg:y="9.29cm" svg:width="14.088cm" svg:height="9.548cm" draw:z-index="10"><draw:image xlink:href="Pictures/200000070000578B00003B54F83AFBCE.svm" xlink:type="simple" xlink:show="embed" xlink:actuate="onLoad"/></draw:frame><draw:frame draw:style-name="fr2" draw:name="gráficos11" text:anchor-type="paragraph" svg:x="0.333cm" svg:y="-0.24cm" svg:width="14.083cm" svg:height="9.532cm" draw:z-index="9"><draw:image xlink:href="Pictures/20000007000057A600003B54AC741398.svm" xlink:type="simple" xlink:show="embed" xlink:actuate="onLoad"/></draw:frame></text:p>
      <text:p text:style-name="P5"><draw:frame draw:style-name="fr2" draw:name="gráficos13" text:anchor-type="paragraph" svg:x="0.409cm" svg:y="1.048cm" svg:width="14.305cm" svg:height="9.682cm" draw:z-index="11"><draw:image xlink:href="Pictures/20000007000057A600003B54A4BE7BF5.svm" xlink:type="simple" xlink:show="embed" xlink:actuate="onLoad"/></draw:frame><draw:frame draw:style-name="fr2" draw:name="gráficos14" text:anchor-type="paragraph" svg:x="0.457cm" svg:y="10.86cm" svg:width="14.309cm" svg:height="9.686cm" draw:z-index="12"><draw:image xlink:href="Pictures/20000007000057A600003B547810645D.svm" xlink:type="simple" xlink:show="embed" xlink:actuate="onLoad"/></draw:frame><text:tab/><text:tab/>2.3.2<text:tab/><text:tab/> Modificar</text:p>
      <text:p text:style-name="P5"><draw:frame draw:style-name="fr2" draw:name="gráficos16" text:anchor-type="paragraph" svg:x="0.506cm" svg:y="10.793cm" svg:width="14.328cm" svg:height="9.716cm" draw:z-index="13"><draw:image xlink:href="Pictures/20000007000057A600003B6FC99150E3.svm" xlink:type="simple" xlink:show="embed" xlink:actuate="onLoad"/></draw:frame><draw:frame draw:style-name="fr2" draw:name="gráficos15" text:anchor-type="paragraph" svg:x="0.504cm" svg:y="0.928cm" svg:width="14.328cm" svg:height="9.698cm" draw:z-index="29"><draw:image xlink:href="Pictures/20000007000057A600003B54CCE64098.svm" xlink:type="simple" xlink:show="embed" xlink:actuate="onLoad"/></draw:frame><text:tab/><text:tab/>2.3.3 <text:tab/><text:tab/>Consultar<text:line-break/> </text:p>
      <text:p><draw:frame draw:style-name="fr1" draw:name="gráficos17" text:anchor-type="paragraph" svg:x="0.316cm" svg:y="0.686cm" svg:width="14.344cm" svg:height="9.728cm" draw:z-index="14"><draw:image xlink:href="Pictures/200000070000575600003B3AF84EFF87.svm" xlink:type="simple" xlink:show="embed" xlink:actuate="onLoad"/></draw:frame><draw:frame draw:style-name="fr2" draw:name="gráficos19" text:anchor-type="paragraph" svg:x="0.309cm" svg:y="10.627cm" svg:width="14.351cm" svg:height="9.717cm" draw:z-index="15"><draw:image xlink:href="Pictures/20000007000057A600003B6FA8427C4B.svm" xlink:type="simple" xlink:show="embed" xlink:actuate="onLoad"/></draw:frame><text:span text:style-name="T1"><text:tab/>2.4 <text:s/><text:tab/>Ingresar<text:line-break/></text:span></text:p>
      <text:p text:style-name="P5"><draw:frame draw:style-name="fr2" draw:name="gráficos18" text:anchor-type="paragraph" svg:x="0.459cm" svg:y="10.312cm" svg:width="14.374cm" svg:height="9.73cm" draw:z-index="27"><draw:image xlink:href="Pictures/20000007000057A600003B54E4E8E232.svm" xlink:type="simple" xlink:show="embed" xlink:actuate="onLoad"/></draw:frame><draw:frame draw:style-name="fr2" draw:name="gráficos20" text:anchor-type="paragraph" svg:x="0.459cm" svg:y="0.111cm" svg:width="14.344cm" svg:height="9.83cm" draw:z-index="16"><draw:image xlink:href="Pictures/20000007000057A600003B6FF675DFFC.svm" xlink:type="simple" xlink:show="embed" xlink:actuate="onLoad"/></draw:frame></text:p>
      <text:p text:style-name="P5"><draw:frame draw:style-name="fr2" draw:name="gráficos22" text:anchor-type="paragraph" svg:x="0.43cm" svg:y="10.652cm" svg:width="14.377cm" svg:height="9.611cm" draw:z-index="18"><draw:image xlink:href="Pictures/200000070000577100003B3ABF1F67E0.svm" xlink:type="simple" xlink:show="embed" xlink:actuate="onLoad"/></draw:frame><draw:frame draw:style-name="fr2" draw:name="gráficos21" text:anchor-type="paragraph" svg:x="0.457cm" svg:y="0.76cm" svg:width="14.393cm" svg:height="9.726cm" draw:z-index="17"><draw:image xlink:href="Pictures/20000007000057A600003B54034FBF22.svm" xlink:type="simple" xlink:show="embed" xlink:actuate="onLoad"/></draw:frame><text:tab/>2.5 <text:s/><text:tab/>Eliminar</text:p>
      <text:p text:style-name="P5"><draw:frame draw:style-name="fr2" draw:name="gráficos24" text:anchor-type="paragraph" svg:x="0.243cm" svg:y="10.578cm" svg:width="14.374cm" svg:height="9.767cm" draw:z-index="20"><draw:image xlink:href="Pictures/200000070000578B00003B3A0D28A0DB.svm" xlink:type="simple" xlink:show="embed" xlink:actuate="onLoad"/></draw:frame><draw:frame draw:style-name="fr2" draw:name="gráficos23" text:anchor-type="paragraph" svg:x="0.243cm" svg:y="0.915cm" svg:width="14.397cm" svg:height="9.472cm" draw:z-index="19"><draw:image xlink:href="Pictures/200000070000578B00003B5429087ABC.svm" xlink:type="simple" xlink:show="embed" xlink:actuate="onLoad"/></draw:frame><text:tab/>2.6 <text:tab/>Consultar</text:p>
      <text:p text:style-name="P5"><draw:frame draw:style-name="fr2" draw:name="gráficos26" text:anchor-type="paragraph" svg:x="0.24cm" svg:y="10.89cm" svg:width="14.111cm" svg:height="9.574cm" draw:z-index="22"><draw:image xlink:href="Pictures/200000070000577100003B540C809175.svm" xlink:type="simple" xlink:show="embed" xlink:actuate="onLoad"/></draw:frame><draw:frame draw:style-name="fr2" draw:name="gráficos25" text:anchor-type="paragraph" svg:x="0.24cm" svg:y="0.794cm" svg:width="13.951cm" svg:height="10.098cm" draw:z-index="21"><draw:image xlink:href="Pictures/200000070000578B00003F5C05125814.svm" xlink:type="simple" xlink:show="embed" xlink:actuate="onLoad"/></draw:frame><text:tab/>2.7 <text:tab/>Enlistar</text:p>
      <text:p text:style-name="P5"><draw:frame draw:style-name="fr2" draw:name="gráficos28" text:anchor-type="paragraph" svg:x="0.312cm" svg:y="10.705cm" svg:width="14.256cm" svg:height="9.648cm" draw:z-index="24"><draw:image xlink:href="Pictures/20000007000057A600003B5495281DDD.svm" xlink:type="simple" xlink:show="embed" xlink:actuate="onLoad"/></draw:frame><draw:frame draw:style-name="fr2" draw:name="gráficos27" text:anchor-type="paragraph" svg:x="0.409cm" svg:y="0.771cm" svg:width="14.28cm" svg:height="9.682cm" draw:z-index="23"><draw:image xlink:href="Pictures/20000007000057A600003B6F84857E25.svm" xlink:type="simple" xlink:show="embed" xlink:actuate="onLoad"/></draw:frame><text:tab/>2.8<text:tab/> <text:s/>Modificar</text:p>
      <text:p text:style-name="P5"><draw:frame draw:style-name="fr2" draw:name="gráficos30" text:anchor-type="paragraph" svg:x="0.217cm" svg:y="0.787cm" svg:width="14.374cm" svg:height="9.74cm" draw:z-index="26"><draw:image xlink:href="Pictures/200000070000578B00003B54944CAB09.svm" xlink:type="simple" xlink:show="embed" xlink:actuate="onLoad"/></draw:frame><draw:frame draw:style-name="fr2" draw:name="gráficos29" text:anchor-type="paragraph" svg:x="0.24cm" svg:y="10.936cm" svg:width="14.328cm" svg:height="9.687cm" draw:z-index="25"><draw:image xlink:href="Pictures/20000007000057C000003B5495A5E712.svm" xlink:type="simple" xlink:show="embed" xlink:actuate="onLoad"/></draw:frame><text:tab/>2.9<text:tab/> Errores</text:p>
      <text:p text:style-name="P5"><text:tab/>3. Anexo</text:p>
      <text:p text:style-name="P3"><text:tab/><text:tab/>3.1 Asignación de abreviaciones<text:line-break/></text:p>
      <table:table table:name="Tabla1" table:style-name="Tabla1">
        <table:table-column table:style-name="Tabla1.A" table:number-columns-repeated="2"/>
        <table:table-row>
          <table:table-cell table:style-name="Tabla1.A1" office:value-type="string">
            <text:p text:style-name="P6">Nombre</text:p>
          </table:table-cell>
          <table:table-cell table:style-name="Tabla1.B1" office:value-type="string">
            <text:p text:style-name="P6"><text:s/>Abreviación</text:p>
          </table:table-cell>
        </table:table-row>
        <table:table-row>
          <table:table-cell table:style-name="Tabla1.A2" office:value-type="string">
            <text:p text:style-name="P7">Button</text:p>
          </table:table-cell>
          <table:table-cell table:style-name="Tabla1.B2" office:value-type="string">
            <text:p text:style-name="P7">btn</text:p>
          </table:table-cell>
        </table:table-row>
        <table:table-row>
          <table:table-cell table:style-name="Tabla1.A2" office:value-type="string">
            <text:p text:style-name="P7">Combo Box</text:p>
          </table:table-cell>
          <table:table-cell table:style-name="Tabla1.B2" office:value-type="string">
            <text:p text:style-name="P7">cbx</text:p>
          </table:table-cell>
        </table:table-row>
        <table:table-row>
          <table:table-cell table:style-name="Tabla1.A2" office:value-type="string">
            <text:p text:style-name="P7">Form</text:p>
          </table:table-cell>
          <table:table-cell table:style-name="Tabla1.B2" office:value-type="string">
            <text:p text:style-name="P7">frm</text:p>
          </table:table-cell>
        </table:table-row>
        <table:table-row>
          <table:table-cell table:style-name="Tabla1.A2" office:value-type="string">
            <text:p text:style-name="P7">Group Box</text:p>
          </table:table-cell>
          <table:table-cell table:style-name="Tabla1.B2" office:value-type="string">
            <text:p text:style-name="P7">gbx</text:p>
          </table:table-cell>
        </table:table-row>
        <table:table-row>
          <table:table-cell table:style-name="Tabla1.A2" office:value-type="string">
            <text:p text:style-name="P7">Label</text:p>
          </table:table-cell>
          <table:table-cell table:style-name="Tabla1.B2" office:value-type="string">
            <text:p text:style-name="P7">lbl</text:p>
          </table:table-cell>
        </table:table-row>
        <table:table-row>
          <table:table-cell table:style-name="Tabla1.A2" office:value-type="string">
            <text:p text:style-name="P7">Menu Strip</text:p>
          </table:table-cell>
          <table:table-cell table:style-name="Tabla1.B2" office:value-type="string">
            <text:p text:style-name="P7">msp</text:p>
          </table:table-cell>
        </table:table-row>
        <table:table-row>
          <table:table-cell table:style-name="Tabla1.A2" office:value-type="string">
            <text:p text:style-name="P7">Menu Strip Item</text:p>
          </table:table-cell>
          <table:table-cell table:style-name="Tabla1.B2" office:value-type="string">
            <text:p text:style-name="P7">ts</text:p>
          </table:table-cell>
        </table:table-row>
        <table:table-row>
          <table:table-cell table:style-name="Tabla1.A2" office:value-type="string">
            <text:p text:style-name="P7">Panel</text:p>
          </table:table-cell>
          <table:table-cell table:style-name="Tabla1.B2" office:value-type="string">
            <text:p text:style-name="P7">pnl</text:p>
          </table:table-cell>
        </table:table-row>
        <table:table-row>
          <table:table-cell table:style-name="Tabla1.A2" office:value-type="string">
            <text:p text:style-name="P7">Picture Box</text:p>
          </table:table-cell>
          <table:table-cell table:style-name="Tabla1.B2" office:value-type="string">
            <text:p text:style-name="P7">pbx</text:p>
          </table:table-cell>
        </table:table-row>
        <table:table-row>
          <table:table-cell table:style-name="Tabla1.A2" office:value-type="string">
            <text:p text:style-name="P7">Text Box</text:p>
          </table:table-cell>
          <table:table-cell table:style-name="Tabla1.B2" office:value-type="string">
            <text:p text:style-name="P7">tbx</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45cm" fo:margin-left="0cm" fo:margin-right="0cm" fo:margin-top="0.199cm" style:dynamic-spacing="false"/>
      </style:footer-style>
    </style:page-layout>
  </office:automatic-styles>
  <office:master-styles>
    <style:master-page style:name="Standard" style:page-layout-name="Mpm1">
      <style:header>
        <text:p text:style-name="Header"/>
      </style:header>
      <style:footer>
        <text:p text:style-name="MP1"><text:line-break/></text:p>
        <text:p text:style-name="MP1"/>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6-22T22:47:31.95</meta:creation-date>
    <dc:date>2016-07-04T02:25:09.47</dc:date>
    <dc:creator>Giuliana María Esquibel</dc:creator>
    <meta:editing-duration>PT8H30M30S</meta:editing-duration>
    <meta:editing-cycles>9</meta:editing-cycles>
    <meta:generator>OpenOffice/4.0.1$Win32 OpenOffice.org_project/401m5$Build-9714</meta:generator>
    <meta:document-statistic meta:table-count="1" meta:image-count="30" meta:object-count="0" meta:page-count="21" meta:paragraph-count="65" meta:word-count="1139" meta:character-count="8623"/>
  </office:meta>
</office:document-meta>
</file>